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10b942" officeooo:paragraph-rsid="0010b942"/>
    </style:style>
    <style:style style:name="P2" style:family="paragraph" style:parent-style-name="Standard">
      <style:text-properties officeooo:paragraph-rsid="0010b942"/>
    </style:style>
    <style:style style:name="T1" style:family="text">
      <style:text-properties officeooo:rsid="0010b942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para practicar hilos.</text:p>
      <text:p text:style-name="P1">Oscar Melero Camacho.</text:p>
      <text:p text:style-name="P1"/>
      <text:p text:style-name="P1">Ej1.</text:p>
      <text:p text:style-name="P1">Crea un contador con un int y haz que 10 hilos lo aumenten hasta 1000.</text:p>
      <text:p text:style-name="P1"/>
      <text:p text:style-name="P1">Ej2.</text:p>
      <text:p text:style-name="P1">Crea una clase “Almacen” con un Stack lleno de String con valores numericos (“1”, “2”).</text:p>
      <text:p text:style-name="P1">Inicializa el stack y haz que cada hilo saque cada vez un numero distinto. No tienen porque salir en orden.</text:p>
      <text:p text:style-name="P1"/>
      <text:p text:style-name="P1">Ej3.</text:p>
      <text:p text:style-name="P1">Al ejercicio anterior, añade un temporizador entre 10 y 30 ms tras obtener el valor y imprimirlo.</text:p>
      <text:p text:style-name="P1"/>
      <text:p text:style-name="P1">Ej4.</text:p>
      <text:p text:style-name="P1">Crea una clase ContadorAtomico que sea completamente estatica y realiza el ej1.</text:p>
      <text:p text:style-name="P1"/>
      <text:p text:style-name="P1">Ej5.</text:p>
      <text:p text:style-name="P1">Crea un arrayList con 100 Strings con valor numerico o Integers.</text:p>
      <text:p text:style-name="P1">Usando Collections.shuffle(array) randomiza el orden de los valores.</text:p>
      <text:p text:style-name="P1">Los hilos sacaran Strings o Integers de uno en uno y el primero en sacar el String o Integer 1 debe avisar que lo ha hecho y el resto al poco parar.</text:p>
      <text:p text:style-name="P1"/>
      <text:p text:style-name="P1">Ej6.</text:p>
      <text:p text:style-name="P1">Crea una clase para almacenar un arrayList y que los hilos puedan sacar de uno en uno objetos de este.</text:p>
      <text:p text:style-name="P1"/>
      <text:p text:style-name="P1">Ej7.</text:p>
      <text:p text:style-name="P1">Crea 3 objetos de tipo Persona, cada objeto tiene atributo nombre y caramelos (comienzan con 10).</text:p>
      <text:p text:style-name="P1">Crea hilos con 2 personas. Tienen que estar todas las combinaciones (hacerlo a mano).</text:p>
      <text:p text:style-name="P2"><text:span text:style-name="T1">Los hilos se encargaran de coger su 1 persona y darle caramelos a la otra que tengan (1 a 3).</text:span></text:p>
      <text:p text:style-name="P1">Busca la manera de que no ocurran interbloqueos.</text:p>
      <text:p text:style-name="P1"/>
      <text:p text:style-name="P1">Ej8.</text:p>
      <text:p text:style-name="P1">Realiza este ejercicio de las siguentes maneras: sincronizacion por objeto, sincronizacion por clase (estatico), sincronizacion de codigo por objeto y sincronizacion de codigo por clase.</text:p>
      <text:p text:style-name="P1"/>
      <text:p text:style-name="P1">Copia el ejercicio 1 del contador y cambialos para que hagan eso (varios tipos de contadores). Que cuenten hasta 10. Cuando incrementen, que tengan un delay entre 300 y 500 ms. No tienen porque estar todos los hilos en el mismo main. </text:p>
      <text:p text:style-name="P1">Razona cual o cuales terminaran antes y compruebal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17:53:01.372000000</meta:creation-date>
    <dc:date>2022-11-17T18:07:21.431000000</dc:date>
    <meta:editing-duration>PT14M21S</meta:editing-duration>
    <meta:editing-cycles>1</meta:editing-cycles>
    <meta:document-statistic meta:table-count="0" meta:image-count="0" meta:object-count="0" meta:page-count="1" meta:paragraph-count="26" meta:word-count="298" meta:character-count="1702" meta:non-whitespace-character-count="1429"/>
    <meta:generator>LibreOffice/7.4.1.2$Windows_X86_64 LibreOffice_project/3c58a8f3a960df8bc8fd77b461821e42c061c5f0</meta:generator>
  </office:meta>
</office:document-meta>
</file>